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Default">
      <style:text-properties fo:font-size="15pt" style:font-size-asian="15pt" style:font-size-complex="15pt"/>
    </style:style>
    <style:style style:name="P3" style:family="paragraph" style:parent-style-name="Default">
      <style:paragraph-properties>
        <style:tab-stops>
          <style:tab-stop style:position="4.5in"/>
        </style:tab-stops>
      </style:paragraph-properties>
    </style:style>
    <style:style style:name="P4" style:family="paragraph" style:parent-style-name="Default">
      <style:text-properties style:font-name="Century Gothic" fo:font-size="15pt" style:font-size-asian="15pt" style:font-name-complex="Century Gothic1" style:font-size-complex="15pt"/>
    </style:style>
    <style:style style:name="P5" style:family="paragraph" style:parent-style-name="Default">
      <style:text-properties fo:color="#00000a" fo:font-size="15pt" style:font-size-asian="15pt" style:font-size-complex="15pt"/>
    </style:style>
    <style:style style:name="P6" style:family="paragraph" style:parent-style-name="Default">
      <style:text-properties fo:color="#800000" fo:font-size="15pt" style:font-size-asian="15pt" style:font-size-complex="15pt"/>
    </style:style>
    <style:style style:name="P7" style:family="paragraph" style:parent-style-name="Default">
      <style:paragraph-properties>
        <style:tab-stops>
          <style:tab-stop style:position="1.4791in"/>
        </style:tab-stops>
      </style:paragraph-properties>
    </style:style>
    <style:style style:name="P8" style:family="paragraph" style:parent-style-name="Default">
      <style:paragraph-properties fo:margin-top="0in" fo:margin-bottom="0.0543in" loext:contextual-spacing="false"/>
    </style:style>
    <style:style style:name="P9" style:family="paragraph" style:parent-style-name="Default">
      <style:paragraph-properties fo:margin-top="0in" fo:margin-bottom="0.0571in" loext:contextual-spacing="false"/>
    </style:style>
    <style:style style:name="P10" style:family="paragraph" style:parent-style-name="Default">
      <style:paragraph-properties fo:break-before="page"/>
      <style:text-properties fo:color="#00000a" fo:font-size="15pt" fo:font-weight="bold" style:font-size-asian="15pt" style:font-weight-asian="bold" style:font-size-complex="15pt" style:font-weight-complex="bold"/>
    </style:style>
    <style:style style:name="P11" style:family="paragraph" style:parent-style-name="Default" style:master-page-name="Standard">
      <style:paragraph-properties style:page-number="auto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5pt" fo:background-color="#ffff00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a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a" fo:font-size="15pt" fo:font-weight="bold" style:font-size-asian="15pt" style:font-weight-asian="bold" style:font-size-complex="15pt"/>
    </style:style>
    <style:style style:name="T6" style:family="text">
      <style:text-properties fo:color="#00000a" fo:font-size="15pt" style:font-size-asian="15pt" style:font-size-complex="15pt"/>
    </style:style>
    <style:style style:name="T7" style:family="text">
      <style:text-properties fo:color="#800000" fo:font-size="15pt" style:font-size-asian="15pt" style:font-size-complex="15pt"/>
    </style:style>
    <style:style style:name="T8" style:family="text">
      <style:text-properties fo:color="#800000"/>
    </style:style>
    <style:style style:name="T9" style:family="text">
      <style:text-properties fo:color="#ff33ff" fo:font-size="15pt" style:font-size-asian="15pt" style:font-size-complex="15pt"/>
    </style:style>
    <style:style style:name="T10" style:family="text">
      <style:text-properties fo:color="#ff0000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roject - Retail Store Data</text:span></text:p>
      <text:p text:style-name="Default"><text:span text:style-name="T1">----------------------------------</text:span></text:p>
      <text:p text:style-name="Default"><text:span text:style-name="T1">The data set contains the data of the following 4 months: </text:span></text:p>
      <text:p text:style-name="Default"><text:span text:style-name="T1">D11: Transaction data collected in November, 2000 </text:span></text:p>
      <text:p text:style-name="Default"><text:span text:style-name="T1">D12: Transaction data collected in December, 2000 </text:span></text:p>
      <text:p text:style-name="Default"><text:span text:style-name="T1">D01: Transaction data collected in January, 2001 </text:span></text:p>
      <text:p text:style-name="Default"><text:span text:style-name="T1">D02: Transaction data collected in February, 2001 </text:span></text:p>
      <text:p text:style-name="P1"/>
      <text:p text:style-name="Default"><text:span text:style-name="T3">Format of Transaction Data: </text:span></text:p>
      <text:p text:style-name="Default"><text:span text:style-name="T1">data columns separated by “;” </text:span></text:p>
      <text:p text:style-name="P2"/>
      <text:p text:style-name="P3"><text:span text:style-name="T3">Column definition: <text:tab/></text:span></text:p>
      <text:p text:style-name="P8"><text:span text:style-name="T2">1)</text:span><text:span text:style-name="T1">Transaction date and time (Time is invalid)</text:span></text:p>
      <text:p text:style-name="P8"><text:span text:style-name="T2">2)</text:span><text:span text:style-name="T1">Customer I.D </text:span></text:p>
      <text:p text:style-name="Default"><text:span text:style-name="T2">3)</text:span><text:span text:style-name="T1">Age: 10 possible values </text:span></text:p>
      <text:p text:style-name="Default"><text:span text:style-name="T1">A &lt;25,B 25-29,C 30-34,D 35-39,E 40-44,F 45-49,G 50-54,H 55-59,I 60-64,J &gt;65 </text:span></text:p>
      <text:p text:style-name="P9"><text:span text:style-name="T2">4)</text:span><text:span text:style-name="T1">Residence Area: 8 possible values, A-F: zip code area: 105,106,110,114,115,221,G:others, H: Unknown Distance to store, from the closest: 115,221,114,105,106,110 </text:span></text:p>
      <text:p text:style-name="P9"><text:span text:style-name="T2">5)</text:span><text:span text:style-name="T1">Product subclass (category)</text:span></text:p>
      <text:p text:style-name="P9"><text:span text:style-name="T2">6)</text:span><text:span text:style-name="T1">Product ID </text:span></text:p>
      <text:p text:style-name="P9"><text:span text:style-name="T2">7)</text:span><text:span text:style-name="T1">Qty or Number of units</text:span></text:p>
      <text:p text:style-name="P9"><text:span text:style-name="T2">8)</text:span><text:span text:style-name="T1">Total Cost </text:span></text:p>
      <text:p text:style-name="Default"><text:span text:style-name="T2">9)</text:span><text:span text:style-name="T1">Total Sales </text:span></text:p>
      <text:p text:style-name="P4"/>
      <text:p text:style-name="P10"/>
      <text:p text:style-name="Default"><text:span text:style-name="T4">t_date <text:s text:c="13"/><text:tab/>string <text:s text:c="13"/><text:tab/> <text:s text:c="19"/></text:span></text:p>
      <text:p text:style-name="Default"><text:span text:style-name="T4">c_id <text:s text:c="15"/><text:tab/>string <text:s text:c="13"/><text:tab/> <text:s text:c="19"/></text:span></text:p>
      <text:p text:style-name="Default"><text:span text:style-name="T4">age <text:s text:c="16"/><text:tab/>string <text:s text:c="13"/><text:tab/> <text:s text:c="19"/></text:span></text:p>
      <text:p text:style-name="Default"><text:span text:style-name="T4">resi <text:s text:c="15"/><text:tab/>string <text:s text:c="13"/><text:tab/> <text:s text:c="19"/></text:span></text:p>
      <text:p text:style-name="Default"><text:span text:style-name="T4">category <text:s text:c="11"/><text:tab/>string <text:s text:c="13"/><text:tab/> <text:s text:c="19"/></text:span></text:p>
      <text:p text:style-name="Default"><text:span text:style-name="T4">p_id <text:s text:c="15"/><text:tab/>string <text:s text:c="13"/><text:tab/> <text:s text:c="19"/></text:span></text:p>
      <text:p text:style-name="Default"><text:span text:style-name="T4">qty <text:s text:c="16"/><text:tab/>int <text:s text:c="16"/><text:tab/> <text:s text:c="19"/></text:span></text:p>
      <text:p text:style-name="Default"><text:span text:style-name="T4">cost <text:s text:c="15"/><text:tab/>bigint <text:s text:c="13"/><text:tab/> <text:s text:c="19"/></text:span></text:p>
      <text:p text:style-name="Default"><text:span text:style-name="T4">sales <text:s text:c="14"/><text:tab/>bigint </text:span></text:p>
      <text:p text:style-name="Default"><text:span text:style-name="T4">Problem Statee</text:span></text:p>
      <text:p text:style-name="Default"><text:span text:style-name="T4"><text:s/>customer I.D for the customer and the date of transaction who has spent the maximum amount in a month and in all the 4 months. </text:span></text:p>
      <text:p text:style-name="Default"><text:span text:style-name="T6">Answer would be - total 5 customer IDs</text:span></text:p>
      <text:p text:style-name="Default"><text:span text:style-name="T6">1) One for each month</text:span></text:p>
      <text:p text:style-name="Default"><text:span text:style-name="T7">hive&gt; select t_date,c_id,max(sales) as maximum from retail group by t_date,c_id order by maximum desc limit 1; </text:span></text:p>
      <text:p text:style-name="Default"><text:span text:style-name="T7">2001-02-17 00:00:00<text:tab/>01622362 <text:s/><text:tab/>444000</text:span></text:p>
      <text:p text:style-name="Default"><text:span text:style-name="T7">Time taken: 11.814 seconds, Fetched: 1 row(s)</text:span></text:p>
      <text:p text:style-name="P5"/>
      <text:p text:style-name="Default"><text:span text:style-name="T6">Answers: 45554 for Jan, 444000 for Feb, 62688 for Nov, 70589 for Dec </text:span></text:p>
      <text:p text:style-name="Default"><text:span text:style-name="T7">All 4months:</text:span></text:p>
      <text:p text:style-name="Default"><text:span text:style-name="T7">hive&gt; </text:span><text:span text:style-name="T9">select *from (select t_date,c_id,max(sales) as maximum from retail where substring(t_Date,6,2)='01' group by t_date,c_id order by maximum desc limit 1)subq1 union <text:s/>select *from (select t_date,c_id,max(sales) as maximum from retail where substring(t_Date,6,2)='02' group by t_date,c_id order by maximum desc limit 1)subq2 union <text:s/>select *from (select t_date,c_id,max(sales) as maximum from retail where substring(t_Date,6,2)='11' group by t_date,c_id order by maximum desc limit 1)subq3 union <text:s/>select *from (select t_date,c_id,max(sales) as maximum from retail where substring(t_Date,6,2)='12' group by t_date,c_id order by maximum desc limit 1)subq4 </text:span></text:p>
      <text:p text:style-name="Default"><text:span text:style-name="T9">2000-11-28 00:00:00<text:tab/>02119083 <text:s/><text:tab/>62688</text:span></text:p>
      <text:p text:style-name="Default"><text:span text:style-name="T9">2000-12-27 00:00:00<text:tab/>02131221 <text:s/><text:tab/>70589</text:span></text:p>
      <text:p text:style-name="Default"><text:span text:style-name="T9">2001-01-03 00:00:00<text:tab/>01062489 <text:s/><text:tab/>45554</text:span></text:p>
      <text:p text:style-name="Default"><text:span text:style-name="T9">2001-02-17 00:00:00<text:tab/>01622362 <text:s/><text:tab/>444000</text:span></text:p>
      <text:p text:style-name="P2"/>
      <text:p text:style-name="P2"/>
      <text:p text:style-name="P5"/>
      <text:p text:style-name="Default"><text:bookmark text:name="OLE_LINK31"/><text:bookmark text:name="OLE_LINK21"/><text:bookmark text:name="OLE_LINK11"/><text:span text:style-name="T6">2) One for all the 4 months. 444000 - cust id <text:s/>:01622362</text:span></text:p>
      <text:p text:style-name="P5"/>
      <text:p text:style-name="P5"/>
      <text:p text:style-name="Default"><text:span text:style-name="T7">create table retailmonth(txnno INT, txndate STRING, custno INT, amount DOUBLE,</text:span></text:p>
      <text:p text:style-name="Default"><text:span text:style-name="T7">product STRING, city STRING, state STRING)</text:span></text:p>
      <text:p text:style-name="Default"><text:soft-page-break/><text:span text:style-name="T7">partitioned by (category STRING,spendby STRING)</text:span></text:p>
      <text:p text:style-name="Default"><text:span text:style-name="T7">row format delimited</text:span></text:p>
      <text:p text:style-name="Default"><text:span text:style-name="T7">fields terminated by ','</text:span></text:p>
      <text:p text:style-name="Default"><text:span text:style-name="T7">stored as textfile;</text:span></text:p>
      <text:p text:style-name="Default"><text:span text:style-name="T7">Load data into partition table (single bucket)</text:span></text:p>
      <text:p text:style-name="Default"><text:span text:style-name="T7">---------------------------------------------------</text:span></text:p>
      <text:p text:style-name="Default"><text:span text:style-name="T7">from txnrecords txn INSERT OVERWRITE TABLE txnrecsByCat4 PARTITION(month) select txn.txnno, txn.txndate,txn.custno, txn.amount,txn.category,txn.product,txn.city,txn.state, txn.spendby,substring(txn.txndate,1,2) DISTRIBUTE By substring(txn.txndate,1,2);</text:span></text:p>
      <text:p text:style-name="Default"><text:span text:style-name="T4">ment: </text:span></text:p>
      <text:p text:style-name="Default"><text:span text:style-name="T6">(</text:span><text:span text:style-name="T5">A1</text:span><text:span text:style-name="T6">)Find out th</text:span></text:p>
      <text:p text:style-name="Default"><text:span text:style-name="T6">key - "common" or NullWritable</text:span></text:p>
      <text:p text:style-name="Default"><text:span text:style-name="T6">value - {dt, cust id, sales}</text:span></text:p>
      <text:p text:style-name="P5"/>
      <text:p text:style-name="Default"><text:span text:style-name="T6">5 output files</text:span></text:p>
      <text:p text:style-name="Default"><text:span text:style-name="T6">one mapreduce code</text:span></text:p>
      <text:p text:style-name="P5"/>
      <text:p text:style-name="Default"><text:span text:style-name="T6">(</text:span><text:span text:style-name="T5">A2</text:span><text:bookmark text:name="OLE_LINK4"/><text:span text:style-name="T6">)Find total gross profit made by each product and also by each category for all the 4 months data.</text:span></text:p>
      <text:p text:style-name="P5"/>
      <text:p text:style-name="Default"><text:span text:style-name="T6">key - prod_id OR category</text:span></text:p>
      <text:p text:style-name="Default"><text:span text:style-name="T6">value – profit</text:span></text:p>
      <text:p text:style-name="P5"/>
      <text:p text:style-name="Default"><text:span text:style-name="T6">hive&gt; selec</text:span><text:span text:style-name="T7">t p_id,(sum(sales)-sum(cost)) as profit from retail group by p_id limit 2;</text:span></text:p>
      <text:p text:style-name="Default"><text:span text:style-name="T7">Query ID = hduser_20180309032407_281d0177-4c57-40af-bb76-9c263f5e97ed</text:span></text:p>
      <text:p text:style-name="Default"><text:span text:style-name="T7">Total jobs = 1</text:span></text:p>
      <text:p text:style-name="Default"><text:span text:style-name="T7">Launching Job 1 out of 1</text:span></text:p>
      <text:p text:style-name="Default"><text:span text:style-name="T7">Number of reduce tasks not specified. Estimated from input data siz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24:11,585 Stage-1 map = 0%, <text:s/>reduce = 0%</text:span></text:p>
      <text:p text:style-name="Default"><text:span text:style-name="T7">2018-03-09 03:24:17,647 Stage-1 map = 18%, <text:s/>reduce = 0%</text:span></text:p>
      <text:p text:style-name="Default"><text:span text:style-name="T7">2018-03-09 03:24:19,697 Stage-1 map = 52%, <text:s/>reduce = 0%</text:span></text:p>
      <text:p text:style-name="Default"><text:span text:style-name="T7">2018-03-09 03:24:20,744 Stage-1 map = 100%, <text:s/>reduce = 0%</text:span></text:p>
      <text:p text:style-name="Default"><text:span text:style-name="T7">2018-03-09 03:24:21,766 Stage-1 map = 100%, <text:s/>reduce = 100%</text:span></text:p>
      <text:p text:style-name="Default"><text:span text:style-name="T7">Ended Job = job_local2130688812_0002</text:span></text:p>
      <text:p text:style-name="Default"><text:span text:style-name="T7">MapReduce Jobs Launched: </text:span></text:p>
      <text:p text:style-name="Default"><text:soft-page-break/><text:span text:style-name="T7">Stage-Stage-1: <text:s/>HDFS Read: 221288812 HDFS Write: 0 SUCCESS</text:span></text:p>
      <text:p text:style-name="Default"><text:span text:style-name="T7">Total MapReduce CPU Time Spent: 0 msec</text:span></text:p>
      <text:p text:style-name="Default"><text:span text:style-name="T7">OK</text:span></text:p>
      <text:p text:style-name="Default"><text:span text:style-name="T7">0002884011363<text:tab/>79</text:span></text:p>
      <text:p text:style-name="Default"><text:span text:style-name="T7">0008635012177<text:tab/>3611</text:span></text:p>
      <text:p text:style-name="Default"><text:span text:style-name="T7">Time taken: 14.024 seconds, Fetched: 2 row(s)</text:span></text:p>
      <text:p text:style-name="P6"/>
      <text:p text:style-name="Default"><text:bookmark-start text:name="OLE_LINK6"/><text:bookmark-start text:name="OLE_LINK5"/><text:span text:style-name="T7">first record data for product</text:span><text:bookmark-end text:name="OLE_LINK6"/><text:bookmark-end text:name="OLE_LINK5"/><text:span text:style-name="T7"> : 000288401136379 <text:s/>--- 79</text:span></text:p>
      <text:p text:style-name="Default"><text:span text:style-name="T7">hive&gt; select category,(sum(sales)-sum(cost)) as profit from retail group by category limit 2;</text:span></text:p>
      <text:p text:style-name="Default"><text:span text:style-name="T7">Query ID = hduser_20180309032619_9d7c048f-e9e2-41c5-862e-a7b388af7cab</text:span></text:p>
      <text:p text:style-name="Default"><text:span text:style-name="T7">Total jobs = 1</text:span></text:p>
      <text:p text:style-name="Default"><text:span text:style-name="T7">Launching Job 1 out of 1</text:span></text:p>
      <text:p text:style-name="Default"><text:span text:style-name="T7">Number of reduce tasks not specified. Estimated from input data siz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26:23,675 Stage-1 map = 0%, <text:s/>reduce = 0%</text:span></text:p>
      <text:p text:style-name="Default"><text:span text:style-name="T7">2018-03-09 03:26:28,790 Stage-1 map = 100%, <text:s/>reduce = 100%</text:span></text:p>
      <text:p text:style-name="Default"><text:span text:style-name="T7">Ended Job = job_local577949089_0003</text:span></text:p>
      <text:p text:style-name="Default"><text:span text:style-name="T7">MapReduce Jobs Launched: </text:span></text:p>
      <text:p text:style-name="Default"><text:span text:style-name="T7">Stage-Stage-1: <text:s/>HDFS Read: 331933218 HDFS Write: 0 SUCCESS</text:span></text:p>
      <text:p text:style-name="Default"><text:span text:style-name="T7">Total MapReduce CPU Time Spent: 0 msec</text:span></text:p>
      <text:p text:style-name="Default"><text:span text:style-name="T7">OK</text:span></text:p>
      <text:p text:style-name="Default"><text:span text:style-name="T7">100101<text:tab/>24098</text:span></text:p>
      <text:p text:style-name="Default"><text:span text:style-name="T7">100102<text:tab/>132943</text:span></text:p>
      <text:p text:style-name="Default"><text:span text:style-name="T7">Time taken: 9.174 seconds, Fetched: 2 row(s)</text:span></text:p>
      <text:p text:style-name="Default"><text:span text:style-name="T6">first record data for category : 100101 <text:s/>--- <text:s/>24098</text:span></text:p>
      <text:p text:style-name="P5"/>
      <text:p text:style-name="Default"><text:span text:style-name="T6">You can create graphs in excel sheet - column or bar graph</text:span></text:p>
      <text:p text:style-name="P5"/>
      <text:p text:style-name="P5"/>
      <text:p text:style-name="Default"><text:span text:style-name="T6">2 code files, one for the product, other one is for category</text:span></text:p>
      <text:p text:style-name="Default"><text:span text:style-name="T6">2 output files</text:span></text:p>
      <text:p text:style-name="P5"/>
      <text:p text:style-name="P5"/>
      <text:p text:style-name="Default"><text:span text:style-name="T6">(</text:span><text:span text:style-name="T5">A3</text:span><text:span text:style-name="T6">)Find total gross profit % made by each product and also by each category for all the 4 months data.</text:span></text:p>
      <text:p text:style-name="P5"/>
      <text:p text:style-name="Default"><text:soft-page-break/><text:span text:style-name="T6">Key - prod_id, OR category</text:span></text:p>
      <text:p text:style-name="Default"><text:span text:style-name="T6">Value - {cost, sales}</text:span></text:p>
      <text:p text:style-name="Default"><text:span text:style-name="T7">hive&gt; select category,round((((sum(sales)-sum(cost))/sum(sales))*100),2) as profit from retail group by category limit 2;</text:span></text:p>
      <text:p text:style-name="Default"><text:span text:style-name="T7">Query ID = hduser_20180309033339_761d36c2-c95b-4dba-98c2-b1203e97db42</text:span></text:p>
      <text:p text:style-name="Default"><text:span text:style-name="T7">Total jobs = 1</text:span></text:p>
      <text:p text:style-name="Default"><text:span text:style-name="T7">Launching Job 1 out of 1</text:span></text:p>
      <text:p text:style-name="Default"><text:span text:style-name="T7">Number of reduce tasks not specified. Estimated from input data siz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33:41,457 Stage-1 map = 0%, <text:s/>reduce = 0%</text:span></text:p>
      <text:p text:style-name="Default"><text:span text:style-name="T7">2018-03-09 03:33:44,497 Stage-1 map = 100%, <text:s/>reduce = 100%</text:span></text:p>
      <text:p text:style-name="Default"><text:span text:style-name="T7">Ended Job = job_local157619185_0002</text:span></text:p>
      <text:p text:style-name="Default"><text:span text:style-name="T7">MapReduce Jobs Launched: </text:span></text:p>
      <text:p text:style-name="Default"><text:span text:style-name="T7">Stage-Stage-1: <text:s/>HDFS Read: 221288812 HDFS Write: 0 SUCCESS</text:span></text:p>
      <text:p text:style-name="Default"><text:span text:style-name="T7">Total MapReduce CPU Time Spent: 0 msec</text:span></text:p>
      <text:p text:style-name="Default"><text:span text:style-name="T7">OK</text:span></text:p>
      <text:p text:style-name="Default"><text:span text:style-name="T7">100101<text:tab/>15.36</text:span></text:p>
      <text:p text:style-name="Default"><text:span text:style-name="T7">100102<text:tab/>15.98</text:span></text:p>
      <text:p text:style-name="Default"><text:span text:style-name="T7">Time taken: 5.492 seconds, Fetched: 2 row(s)</text:span></text:p>
      <text:p text:style-name="P6"/>
      <text:p text:style-name="Default"><text:span text:style-name="T7">hive&gt; select category,round((((sum(sales)-sum(cost))/sum(sales))*100),2) as profit from retail group by category limit 2;</text:span></text:p>
      <text:p text:style-name="Default"><text:span text:style-name="T7">Query ID = hduser_20180309033339_761d36c2-c95b-4dba-98c2-b1203e97db42</text:span></text:p>
      <text:p text:style-name="Default"><text:span text:style-name="T7">Total jobs = 1</text:span></text:p>
      <text:p text:style-name="Default"><text:span text:style-name="T7">Launching Job 1 out of 1</text:span></text:p>
      <text:p text:style-name="Default"><text:span text:style-name="T7">Number of reduce tasks not specified. Estimated from input data siz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33:41,457 Stage-1 map = 0%, <text:s/>reduce = 0%</text:span></text:p>
      <text:p text:style-name="Default"><text:span text:style-name="T7">2018-03-09 03:33:44,497 Stage-1 map = 100%, <text:s/>reduce = 100%</text:span></text:p>
      <text:p text:style-name="Default"><text:span text:style-name="T7">Ended Job = job_local157619185_0002</text:span></text:p>
      <text:p text:style-name="Default"><text:span text:style-name="T7">MapReduce Jobs Launched: </text:span></text:p>
      <text:p text:style-name="Default"><text:soft-page-break/><text:span text:style-name="T7">Stage-Stage-1: <text:s/>HDFS Read: 221288812 HDFS Write: 0 SUCCESS</text:span></text:p>
      <text:p text:style-name="Default"><text:span text:style-name="T7">Total MapReduce CPU Time Spent: 0 msec</text:span></text:p>
      <text:p text:style-name="Default"><text:span text:style-name="T7">OK</text:span></text:p>
      <text:p text:style-name="Default"><text:span text:style-name="T7">100101<text:tab/>15.36</text:span></text:p>
      <text:p text:style-name="Default"><text:span text:style-name="T7">100102<text:tab/>15.98</text:span></text:p>
      <text:p text:style-name="Default"><text:span text:style-name="T7">Time taken: 5.492 seconds, Fetched: 2 row(s) </text:span></text:p>
      <text:p text:style-name="P5"/>
      <text:p text:style-name="P5"/>
      <text:p text:style-name="Default"><text:span text:style-name="T6">(</text:span><text:span text:style-name="T5">B</text:span><text:span text:style-name="T6">)Find out the top 4 or top 10 product being sold in the monthly basis and in all the 4 months.. Criteria for top should be sales amount.</text:span></text:p>
      <text:p text:style-name="Default"><text:span text:style-name="T6">Hint : use Treemap for top4 or top10</text:span></text:p>
      <text:p text:style-name="P5"/>
      <text:p text:style-name="P7"><text:span text:style-name="T6">key - prod id</text:span></text:p>
      <text:p text:style-name="Default"><text:span text:style-name="T6">value - sales amt</text:span></text:p>
      <text:p text:style-name="Default"><text:span text:style-name="T7">select p_id,sum(sales) as tot from retail group by p_id order by tot desc limit 5; </text:span></text:p>
      <text:p text:style-name="Default"><text:span text:style-name="T7">Query ID = hduser_20180309033850_01ceb35c-64c5-4d22-830e-e9eb4cc9ff9d</text:span></text:p>
      <text:p text:style-name="Default"><text:span text:style-name="T7">Total jobs = 2</text:span></text:p>
      <text:p text:style-name="Default"><text:span text:style-name="T7">Launching Job 1 out of 2</text:span></text:p>
      <text:p text:style-name="Default"><text:span text:style-name="T7">Number of reduce tasks not specified. Estimated from input data siz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38:57,681 Stage-1 map = 0%, <text:s/>reduce = 0%</text:span></text:p>
      <text:p text:style-name="Default"><text:span text:style-name="T7">2018-03-09 03:39:03,748 Stage-1 map = 67%, <text:s/>reduce = 0%</text:span></text:p>
      <text:p text:style-name="Default"><text:span text:style-name="T7">2018-03-09 03:39:04,788 Stage-1 map = 100%, <text:s/>reduce = 0%</text:span></text:p>
      <text:p text:style-name="Default"><text:span text:style-name="T7">2018-03-09 03:39:07,037 Stage-1 map = 100%, <text:s/>reduce = 100%</text:span></text:p>
      <text:p text:style-name="Default"><text:span text:style-name="T7">Ended Job = job_local318512231_0001</text:span></text:p>
      <text:p text:style-name="Default"><text:span text:style-name="T7">Launching Job 2 out of 2</text:span></text:p>
      <text:p text:style-name="Default"><text:span text:style-name="T7">Number of reduce tasks determined at compile time: 1</text:span></text:p>
      <text:p text:style-name="Default"><text:span text:style-name="T7">In order to change the average load for a reducer (in bytes):</text:span></text:p>
      <text:p text:style-name="Default"><text:span text:style-name="T7"><text:s text:c="2"/>set hive.exec.reducers.bytes.per.reducer=&lt;number&gt;</text:span></text:p>
      <text:p text:style-name="Default"><text:span text:style-name="T7">In order to limit the maximum number of reducers:</text:span></text:p>
      <text:p text:style-name="Default"><text:span text:style-name="T7"><text:s text:c="2"/>set hive.exec.reducers.max=&lt;number&gt;</text:span></text:p>
      <text:p text:style-name="Default"><text:span text:style-name="T7">In order to set a constant number of reducers:</text:span></text:p>
      <text:p text:style-name="Default"><text:span text:style-name="T7"><text:s text:c="2"/>set mapreduce.job.reduces=&lt;number&gt;</text:span></text:p>
      <text:p text:style-name="Default"><text:span text:style-name="T7">Job running in-process (local Hadoop)</text:span></text:p>
      <text:p text:style-name="Default"><text:span text:style-name="T7">2018-03-09 03:39:09,346 Stage-2 map = 0%, <text:s/>reduce = 0%</text:span></text:p>
      <text:p text:style-name="Default"><text:span text:style-name="T7">2018-03-09 03:39:10,358 Stage-2 map = 100%, <text:s/>reduce = 100%</text:span></text:p>
      <text:p text:style-name="Default"><text:span text:style-name="T7">Ended Job = job_local31673078_0002</text:span></text:p>
      <text:p text:style-name="Default"><text:soft-page-break/><text:span text:style-name="T7">MapReduce Jobs Launched: </text:span></text:p>
      <text:p text:style-name="Default"><text:span text:style-name="T7">Stage-Stage-1: <text:s/>HDFS Read: 110644406 HDFS Write: 0 SUCCESS</text:span></text:p>
      <text:p text:style-name="Default"><text:span text:style-name="T7">Stage-Stage-2: <text:s/>HDFS Read: 110644406 HDFS Write: 0 SUCCESS</text:span></text:p>
      <text:p text:style-name="Default"><text:span text:style-name="T7">Total MapReduce CPU Time Spent: 0 msec</text:span></text:p>
      <text:p text:style-name="Default"><text:span text:style-name="T7">OK</text:span></text:p>
      <text:p text:style-name="Default"><text:span text:style-name="T7">8712045008539<text:tab/>1540503</text:span></text:p>
      <text:p text:style-name="Default"><text:span text:style-name="T7">4710628131012<text:tab/>675112</text:span></text:p>
      <text:p text:style-name="Default"><text:span text:style-name="T7">4710114128038<text:tab/>514601</text:span></text:p>
      <text:p text:style-name="Default"><text:span text:style-name="T7">4711588210441<text:tab/>491292</text:span></text:p>
      <text:p text:style-name="Default"><text:span text:style-name="T7">20553418 <text:s text:c="4"/><text:tab/>470501</text:span></text:p>
      <text:p text:style-name="Default"><text:span text:style-name="T7">Time taken: 19.778 seconds, Fetched: 5 row(s)</text:span></text:p>
      <text:p text:style-name="P5"/>
      <text:p text:style-name="P5"/>
      <text:p text:style-name="Default"><text:span text:style-name="T6">(</text:span><text:span text:style-name="T5">C1</text:span><text:span text:style-name="T6">)Find out the (</text:span><text:span text:style-name="T10">top 5*</text:span><text:span text:style-name="T6">) viable products and the (</text:span><text:span text:style-name="T10">top 5*</text:span><text:span text:style-name="T6">) product subclass for the age group A, B, C etc..... Data should be taken for all the 4 months</text:span></text:p>
      <text:p text:style-name="P5"/>
      <text:p text:style-name="Default"><text:span text:style-name="T7">select category,sum(viable-loss) as tot from agepart group by category order by tot desc limit 5; </text:span></text:p>
      <text:p text:style-name="P5"/>
      <text:p text:style-name="Default"><text:span text:style-name="T6">(</text:span><text:span text:style-name="T5">C2</text:span><text:span text:style-name="T6">)Find out the (</text:span><text:span text:style-name="T10">top 5*</text:span><text:span text:style-name="T6">) loss making products and the (</text:span><text:span text:style-name="T10">top 5*</text:span><text:span text:style-name="T6">) loss making product subclass for the age group A, B, C etc..... Data should be taken for all the 4 months</text:span></text:p>
      <text:p text:style-name="P5"/>
      <text:p text:style-name="Default"><text:span text:style-name="T6">viable = sales - cost &gt; 0</text:span></text:p>
      <text:p text:style-name="Default"><text:span text:style-name="T6">loss = cost -sales &gt; 0</text:span></text:p>
      <text:p text:style-name="Default"><text:span text:style-name="T6">age group = partitioner column</text:span></text:p>
      <text:p text:style-name="P5"/>
      <text:p text:style-name="Default"><text:span text:style-name="T6">* ignore top5</text:span></text:p>
      <text:p text:style-name="Default"><text:span text:style-name="T7">insert overwrite local directory '/home/hduser/c1' row format delimited fields terminated by ',' select *from (select p_id,age,sum(sales-cost) as tot from retail where trim(age)='A' group by p_id, age having tot&gt;0 order by tot desc limit 5)subq1 union select *from(select p_id,age,sum(sales-cost) as tot from retail where trim(age) = 'B' group by p_id,age having tot&gt;0 order by tot desc limit 5)subq2 union select *from(select p_id,age,sum(sales-cost) as tot from retail where trim(age) = 'C' group by p_id,age having tot&gt;0 order by tot desc limit 5)subq3 union select *from(select p_id,age,sum(sales-cost) as tot from retail where trim(age) = 'D' group by p_id,age having tot&gt;0 order by tot desc limit 5)subq4 union select *from(select p_id,age,sum(sales-cost) as tot from retail where trim(age) = 'E' group by p_id,age having tot&gt;0 order by tot desc limit 5) subq5 union select *from(select p_id,age,sum(sales-cost) as tot from retail where trim(age) = 'F' group by p_id,age having tot&gt;0 order by tot desc limit 5)subq6 </text:span></text:p>
      <text:p text:style-name="Default"><text:span text:style-name="T7">union</text:span></text:p>
      <text:p text:style-name="Default"><text:span text:style-name="T7">select *from(select p_id,age,sum(sales-cost) as tot from retail where trim(age) = 'G' group by p_id,age having tot&gt;0 order by tot desc limit 5)subq7</text:span></text:p>
      <text:p text:style-name="Default"><text:soft-page-break/><text:span text:style-name="T7">union</text:span></text:p>
      <text:p text:style-name="Default"><text:span text:style-name="T7">select *from(select p_id,age,sum(sales-cost) as tot from retail where trim(age) = 'H' group by p_id,age having tot&gt;0 order by tot desc limit 5)subq8</text:span></text:p>
      <text:p text:style-name="Default"><text:bookmark text:name="__DdeLink__1030_1048502672"/><text:span text:style-name="T7">union </text:span></text:p>
      <text:p text:style-name="Default"><text:span text:style-name="T7">select *from(select p_id,age,sum(sales-cost) as tot from retail where trim(age) = 'I' group by p_id,age having tot&gt;0 order by tot desc limit 5)subq9</text:span></text:p>
      <text:p text:style-name="Default"><text:span text:style-name="T7">union </text:span></text:p>
      <text:p text:style-name="Default"><text:span text:style-name="T7">select *from(select p_id,age,sum(sales-cost) as tot from retail where trim(age) = 'J' group by p_id,age having tot&gt;0 order by tot desc limit 5)subq10</text:span></text:p>
      <text:p text:style-name="Default"><text:span text:style-name="T7">union </text:span></text:p>
      <text:p text:style-name="Default"><text:span text:style-name="T7">select *from(select p_id,age,sum(sales-cost) as tot from retail where trim(age) = 'K' group by p_id,age having tot&gt;0 order by tot desc limit 5)subq11</text:span></text:p>
      <text:p text:style-name="Default"><text:span text:style-name="T7">order by age,tot desc;</text:span></text:p>
      <text:p text:style-name="Default"><text:span text:style-name="T6">for age group A</text:span></text:p>
      <text:p text:style-name="Default"><text:span text:style-name="T6">---------------------</text:span></text:p>
      <text:p text:style-name="Default"><text:span text:style-name="T6">product id<text:tab/>&lt;total profit&gt; OR &lt;total loss&gt;</text:span></text:p>
      <text:p text:style-name="P5"/>
      <text:p text:style-name="Default"><text:span text:style-name="T6">for age group A</text:span></text:p>
      <text:p text:style-name="Default"><text:span text:style-name="T6">---------------------</text:span></text:p>
      <text:p text:style-name="Default"><text:span text:style-name="T6">product category &lt;total profit&gt;</text:span></text:p>
      <text:p text:style-name="P5"/>
      <text:p text:style-name="P5"/>
      <text:p text:style-name="P5"/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IN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punctuation-wrap="hanging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0" style:font-name="Arial" fo:font-family="Arial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.3472in" style:num-format="1" style:print-orientation="portrait" fo:margin-top="0.6807in" fo:margin-bottom="0.3311in" fo:margin-left="0.3335in" fo:margin-right="0.3311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8:13:00</meta:creation-date>
    <meta:initial-creator>Acer e5</meta:initial-creator>
    <dc:language>en-US</dc:language>
    <dc:date>2018-03-13T00:49:03</dc:date>
    <meta:editing-cycles>12</meta:editing-cycles>
    <meta:editing-duration>PT3H47M</meta:editing-duration>
    <meta:generator>LibreOffice/5.1.6.2$Linux_X86_64 LibreOffice_project/10m0$Build-2</meta:generator>
    <meta:document-statistic meta:table-count="0" meta:image-count="0" meta:object-count="0" meta:page-count="8" meta:paragraph-count="230" meta:word-count="1725" meta:character-count="12192" meta:non-whitespace-character-count="101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